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40.29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336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mu_pwr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THT:C_Rect_L16.5mm_W7.0mm_P15.00mm_MKT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mpem-1ur20_250/kondenzatory-tht-polyesterove/sr-passives/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390u</text:p>
          </table:table-cell>
          <table:table-cell office:value-type="string" calcext:value-type="string">
            <text:p>Capacitor_THT:CP_Radial_D18.0mm_P7.50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ucy2d391mhd/elektrolyticke-kondenzatory-tht-105degc/nichicon/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5, C6, C7, C8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Capacitor_THT:CP_Radial_D13.0mm_P5.00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uvy1v102mhd/elektrolyticke-kondenzatory-tht-105degc/nichicon/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9, C10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THT:CP_Radial_D6.3mm_P2.50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uld1j220med1td/elektrolyticke-kondenzatory-tht-105degc/nichicon/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, D2, D3, D4, D5, D6, D7, D8, D9, D10, D11, D12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1n4007/univerzalne-diody-tht/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3, D14</text:p>
          </table:table-cell>
          <table:table-cell office:value-type="string" calcext:value-type="string">
            <text:p>15V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zpy15-tap/zenerove-diody-tht/vishay/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2mm_M3_ISO7380_Pad</text:p>
          </table:table-cell>
          <table:table-cell table:number-columns-repeated="2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Molex:Molex_KK-396_A-41791-0005_1x05_P3.96mm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a3960wv-05p/signalove-konektory-raster-3-96mm/joint-tech/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2, J3, J5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Molex:Molex_KK-396_A-41791-0003_1x03_P3.96mm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a3960wv-03p/signalove-konektory-raster-3-96mm/joint-tech/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Molex:Molex_KK-254_AE-6410-03A_1x03_P2.54mm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ns25-w3p/signalove-konektory-raster-2-54mm/ninigi/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Fujitsu_FTR-F1C</text:p>
          </table:table-cell>
          <table:table-cell office:value-type="string" calcext:value-type="string">
            <text:p>Relay_THT:Relay_DPDT_Fujitsu_FTR-F1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ftr-f1ca024v/elektromagneticke-rele-miniaturne/fujitsu/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THT:R_Axial_DIN0309_L9.0mm_D3.2mm_P15.24mm_Horizont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1w-33r/metalizovane-rezistory-tht-1w/royal-ohm/mor01sj0330a10/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5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THT:R_Axial_DIN0411_L9.9mm_D3.6mm_P15.24mm_Horizont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pr02-22k/metalizovane-rezistory-tht-2w/vishay/pr02000202202ja100/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, 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309_L9.0mm_D3.2mm_P15.24mm_Horizont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1w-10k/metalizovane-rezistory-tht-1w/royal-ohm/mor01sj0103a10/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7815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l7815acv/stabilizatory-napatia-neregulovane/stmicroelectronics/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7915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l7915acv/stabilizatory-napatia-neregulovane/stmicroelectronics/</text:p>
          </table:table-cell>
          <table:table-cell/>
        </table:table-row>
        <table:table-row table:style-name="ro1" table:number-rows-repeated="104855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 style:data-style-name="N2" text:time-value="01:47:36.610083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14T01:47:44.030802017</dc:date>
    <meta:editing-duration>PT11M43S</meta:editing-duration>
    <meta:editing-cycles>7</meta:editing-cycles>
    <meta:generator>LibreOffice/6.0.7.3$Linux_X86_64 LibreOffice_project/00m0$Build-3</meta:generator>
    <meta:document-statistic meta:table-count="1" meta:cell-count="120" meta:object-count="0"/>
  </office:meta>
</office:document-meta>
</file>